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t;&lt;silently&gt;&gt;</text:p>
      <text:p text:style-name="Standard">&lt;&lt;set $realization_repeat = "no"&gt;&gt;</text:p>
      <text:p text:style-name="Standard">&lt;&lt;set $mental_repeat = "no"&gt;&gt;</text:p>
      <text:p text:style-name="Standard">&lt;&lt;set $kitchen_repeat = "no"&gt;&gt;</text:p>
      <text:p text:style-name="Standard">&lt;&lt;set $bed_repeat = "no"&gt;&gt;</text:p>
      <text:p text:style-name="Standard">&lt;&lt;endsilently&gt;&gt;[[That must have been the fastest you've ever shut your eyes. As you slowly recompose yourself and gaze upon your situation, the realization of your partner's death hits you like a truck.|Realization]]</text:p>
      <text:p text:style-name="Standard"/>
      <text:p text:style-name="Standard">&lt;&lt;if $realization_repeat eq "yes"&gt;&gt;You try to concentrate despite the pain building inside your mind.</text:p>
      <text:p text:style-name="Standard"/>
      <text:p text:style-name="Standard">&lt;&lt;endif&gt;&gt;Alex lay motionless on the bed, eyes and mouth half open. All signs of life Alex used to share with you has left this Earth. A sharp pain shocks your mind awake but leaving you at a loss for what happened. Your mind ""locks up"" trying to remember what happened during the day. First you try to remember what happened after you woke up:</text:p>
      <text:p text:style-name="Standard"/>
      <text:p text:style-name="Standard">[[You got out of bed and went downstairs to make some breakfast for Alex and yourself. It was simple bacon and eggs.|Made Breakfast]]</text:p>
      <text:p text:style-name="Standard"/>
      <text:p text:style-name="Standard">[[You battled with your alarm for five minutes before rolling out of bed to take a shower.|Shower]]</text:p>
      <text:p text:style-name="Standard"/>
      <text:p text:style-name="Standard">[[You looked outside your window and saw your neighbors leaving for work. The day looked really great from inside you house. You decide to go out for a run before coming back to shower.|Run]]</text:p>
      <text:p text:style-name="Standard"/>
      <text:p text:style-name="Standard">&lt;&lt;set $realization_repeat = "yes"&gt;&gt;[[No you don't think that was right. You don't remember being that hungry.|Realization]]</text:p>
      <text:p text:style-name="Standard"/>
      <text:p text:style-name="Standard">&lt;&lt;set $realization_repeat = "yes"&gt;&gt;[[No, you don't think that was right. You can never motivate yourself to run in the morning.|Realization]]</text:p>
      <text:p text:style-name="Standard"/>
      <text:p text:style-name="Standard">&lt;&lt;if $mental_repeat eq "yes"&gt;&gt;You try to concentrate despite the pain building inside your mind.</text:p>
      <text:p text:style-name="Standard"/>
      <text:p text:style-name="Standard">&lt;&lt;endif&gt;&gt;Despite the mental strain, you do remember taking a shower once you got out of bed. The hot water didn't seem to work, so you got out of the shower quickly to not get too cold.</text:p>
      <text:p text:style-name="Standard"/>
      <text:p text:style-name="Standard">After your shower, you stepped back into the bedroom. Alex is still asleep on your bed. Thinking of Alex causes another surge of pain through your skull. You are having trouble remembering what happened next:</text:p>
      <text:p text:style-name="Standard"/>
      <text:p text:style-name="Standard">[[You believe you stared at Alex for a few moments, wondering why it was so hard to keep conversation last night. Usually Alex is one of the talkative one in the relationship. But eventually you banish the thought and go down stairs to make breakfast.|Kitchen]]</text:p>
      <text:p text:style-name="Standard"/>
      <text:p text:style-name="Standard">[[You remember hearing the phone ring. You were expecting a call from work in the morning. Although, you didn't think your boss would call this early.|Early Call]]</text:p>
      <text:p text:style-name="Standard"/>
      <text:p text:style-name="Standard">[[With nothing to do at the moment you went to check your email. You remember reading that your credit card application was denied.|Application]]</text:p>
      <text:p text:style-name="Standard"/>
      <text:p text:style-name="Standard"><text:soft-page-break/>&lt;&lt;set $mental_repeat = "yes"&gt;&gt;[[No you don't think that was right. Your fairly sure you did something to Alex after that.|Shower]]</text:p>
      <text:p text:style-name="Standard"/>
      <text:p text:style-name="Standard">&lt;&lt;set $mental_repeat = "yes"&gt;&gt;[[No you don't think that was right. You find it hard to remember when your boss actually called. But your fairly sure you did something to Alex after that.|Shower]]</text:p>
      <text:p text:style-name="Standard"/>
      <text:p text:style-name="Standard">&lt;&lt;if $kitchen_repeat eq "yes"&gt;&gt;You try to concentrate despite the pain building inside your mind.</text:p>
      <text:p text:style-name="Standard"/>
      <text:p text:style-name="Standard">&lt;&lt;endif&gt;&gt;You think once you got to the kitchen you began to make breakfast. Due to the awkwardness last night, you planned on making something that Alex would really enjoy. But for some reason you can't remember if you actually finished cooking or not.</text:p>
      <text:p text:style-name="Standard"/>
      <text:p text:style-name="Standard">Suddenly, flashes of violence appear in your head. You imagine yourself hurting someone but can't tell who. But that couldn't be right, you haven’t had a violent episode for years and the doctor said your therapy was complete. You still can't help but think that something bad happened, something bad to someone you care about.</text:p>
      <text:p text:style-name="Standard"/>
      <text:p text:style-name="Standard">But it is still a struggle to remember what happened after breakfast:</text:p>
      <text:p text:style-name="Standard"/>
      <text:p text:style-name="Standard">[[While making breakfast you remember noticing a voice mail. Perhaps you did hear the phone earlier but were too distracted at the time.|Voice Mail]]</text:p>
      <text:p text:style-name="Standard"/>
      <text:p text:style-name="Standard">[[You believe you finished making breakfast for Alex and yourself. You thought it would be a nice gesture.|Finish Breakfast]]</text:p>
      <text:p text:style-name="Standard"/>
      <text:p text:style-name="Standard">[[You think your boss called while trying to make breakfast to discuss something about layoffs.|Boss Calls]]</text:p>
      <text:p text:style-name="Standard"/>
      <text:p text:style-name="Standard">[[No you don't think that was right. You've never had to go into work for three weeks. Why would your boss call you if you haven't been there for so long. You're sure your doing fine at work. But for some reason, you mind keeps freezing when you think of the phone.|Kitchen]]</text:p>
      <text:p text:style-name="Standard"/>
      <text:p text:style-name="Standard">[[No you don't think that was right. Your mind really starts to hurt while thinking of the voice mail. You wonder if someone even did call that morning. The phone call may not have even been for you, it might have been for Alex.</text:p>
      <text:p text:style-name="Standard"/>
      <text:p text:style-name="Standard">Thinking of Alex causes an upsurge of anger inside of you. More flashes of violence flood your mind. It begins to hurt even more to think about Alex.|Kitchen]]</text:p>
      <text:p text:style-name="Standard"/>
      <text:p text:style-name="Standard">&lt;&lt;if $bed_repeat eq "yes"&gt;&gt;You try to concentrate despite the pain building inside your mind.</text:p>
      <text:p text:style-name="Standard"/>
      <text:p text:style-name="Standard">&lt;&lt;endif&gt;&gt;That must have bee right. You wanted to make Alex happy so you made breakfast in bed. After cooking you believe that you went back upstairs to present your creation to Alex. But again your mind goes blank except for the pain that washes over your brain. Why does thinking about Alex hurt so much? You can't seem to remember what Alex did to you.</text:p>
      <text:p text:style-name="Standard"/>
      <text:p text:style-name="Standard">You remember looking at all the food and silverware you brought up to your room. For some reason you remember staring a painfully long time at a knife you brought up. But you have a hard time thinking about what happened next:</text:p>
      <text:p text:style-name="Standard"><text:soft-page-break/></text:p>
      <text:p text:style-name="Standard">[[You think that the morning was the last time you spoke to Alex. You think that the morning was the last time anyone spoke to Alex.|Finish]]</text:p>
      <text:p text:style-name="Standard"/>
      <text:p text:style-name="Standard">[[You think that you didn't want to disturb Alex sleeping. You think you just sat there trying to forget all the stress of the week.|Back To Bed]]</text:p>
      <text:p text:style-name="Standard"/>
      <text:p text:style-name="Standard">[[You imagine yourself ending all the pain Alex caused. You picture yourself ending all the conflict between Alex and yourself. But thinking of a life without Alex hurts. You feel as if a thousand voices are screaming in your head. You don't think this is right. Alex is fine. Alex is just asleep. The phone call was for Alex. You didn't mean to do anything.|Finish Breakfast]]</text:p>
      <text:p text:style-name="Standard"/>
      <text:p text:style-name="Standard">That must have been it. You were just stressed. That must have been why your mind was hurting so much. But you can't help but feel a little heart ache as you gaze at Alex. You hope that he wakes up soon so that you may enjoy breakfast together.</text:p>
      <text:p text:style-name="Standard"/>
      <text:p text:style-name="Standard">You hear sirens in the distance.</text:p>
      <text:p text:style-name="Standard"/>
      <text:p text:style-name="Standard">The 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if Myer</meta:initial-creator>
    <meta:creation-date>2015-04-06T09:50:24.87</meta:creation-date>
    <dc:date>2015-04-06T09:57:02.01</dc:date>
    <dc:creator>Leif Myer</dc:creator>
    <meta:editing-duration>PT6M35S</meta:editing-duration>
    <meta:editing-cycles>4</meta:editing-cycles>
    <meta:generator>OpenOffice/4.0.1$Win32 OpenOffice.org_project/401m5$Build-9714</meta:generator>
    <meta:document-statistic meta:table-count="0" meta:image-count="0" meta:object-count="0" meta:page-count="3" meta:paragraph-count="40" meta:word-count="1073" meta:character-count="6273"/>
  </office:meta>
</office:document-meta>
</file>